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To,</text:p>
      <text:p text:style-name="Standard"/>
      <text:p text:style-name="Standard">USCIS / TSC</text:p>
      <text:p text:style-name="Standard">P.O. Box 852381</text:p>
      <text:p text:style-name="Standard">Mesquite, TX 75185-2381</text:p>
      <text:p text:style-name="Standard"/>
      <text:p text:style-name="Standard">September 1, 2010</text:p>
      <text:p text:style-name="Standard"/>
      <text:p text:style-name="Standard"/>
      <text:p text:style-name="Standard"/>
      <text:p text:style-name="Standard">Dear Respected Sir/Madam:</text:p>
      <text:p text:style-name="Standard"/>
      <text:p text:style-name="Standard">This letter is in response to case I-130 WAC-08-107-15666 regarding my sister Erum Ahmed, born July 23<text:span text:style-name="T1">rd</text:span>, 1975. <text:s/>I have submitted all the documents we have, which is a lot for a country like Pakistan. <text:s/>My mother Naheed Maftoon Ahmed is a lawyer, and hence we always keep our documents intact. <text:s/>I am submitting additional information and documents which I received from my mother today. <text:s/>National Identification card with father's name, Maftoon Ahmed, my father. <text:s/>A copy of the birth certificate, with date of birth and father's name. <text:s/>A passport copy. <text:s/>A couple of late certificates from Government of Sindh, Pakistan assuring that Erum was born on July 23, 1975 and father's name is Maftoon Ahmed. <text:s/></text:p>
      <text:p text:style-name="Standard"/>
      <text:p text:style-name="Standard">I immigrated to United States 20 years ago, and now I am a successful entrepreneur with two websites, <text:a xlink:type="simple" xlink:href="http://www.mytweetmark.com/">http://www.mytweetmark.com</text:a> and <text:a xlink:type="simple" xlink:href="http://www.homecook.me/">http://www.homecook.me</text:a> <text:s/>We come from very educated background and there is no need for us to lie about documents because we own a lot of property in Pakistan and United States. <text:s/>Documentation in Pakistan is kept in really poor conditions so I can understand your frustration. <text:s/></text:p>
      <text:p text:style-name="Standard"/>
      <text:p text:style-name="Standard">Please let me know if you have any additional questions. <text:s/>You can call my home (925) 969-0494 for any concerns or inquiry.</text:p>
      <text:p text:style-name="Standard"/>
      <text:p text:style-name="Standard"/>
      <text:p text:style-name="Standard"/>
      <text:p text:style-name="Standard"/>
      <text:p text:style-name="Standard">Yours Sincerely,</text:p>
      <text:p text:style-name="Standard"/>
      <text:p text:style-name="Standard"/>
      <text:p text:style-name="Standard">Bilal Ahm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ilal Ahmed</meta:initial-creator>
    <meta:creation-date>2010-09-01T11:18:57.08</meta:creation-date>
    <meta:document-statistic meta:table-count="0" meta:image-count="0" meta:object-count="0" meta:page-count="1" meta:paragraph-count="11" meta:word-count="223" meta:character-count="1353"/>
    <dc:date>2010-09-01T12:17:06.28</dc:date>
    <dc:creator>Bilal Ahmed</dc:creator>
    <meta:editing-duration>PT00H27M58S</meta:editing-duration>
    <meta:editing-cycles>1</meta:editing-cycles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